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360000004A30263C5DB1AE7E44.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er">
      <style:text-properties fo:font-style="italic" officeooo:rsid="006670ad" officeooo:paragraph-rsid="006670ad" style:font-style-asian="italic" style:font-style-complex="italic"/>
    </style:style>
    <style:style style:name="P2" style:family="paragraph" style:parent-style-name="Footer">
      <style:paragraph-properties fo:text-align="end" style:justify-single-word="false"/>
    </style:style>
    <style:style style:name="P3" style:family="paragraph" style:parent-style-name="Text_20_body">
      <style:paragraph-properties fo:padding="0.049cm" fo:border="0.06pt solid #d9d9e3"/>
    </style:style>
    <style:style style:name="P4" style:family="paragraph" style:parent-style-name="Header">
      <style:text-properties fo:font-style="italic" officeooo:rsid="0013b35d" officeooo:paragraph-rsid="001867df" style:font-style-asian="italic" style:font-style-complex="italic"/>
    </style:style>
    <style:style style:name="P5" style:family="paragraph" style:parent-style-name="Text_20_body">
      <style:paragraph-properties fo:padding="0.049cm" fo:border="0.06pt solid #d9d9e3"/>
    </style:style>
    <style:style style:name="T1" style:family="text">
      <style:text-properties officeooo:rsid="007b3e03"/>
    </style:style>
    <style:style style:name="T2" style:family="text">
      <style:text-properties loext:padding="0.049cm" loext:border="0.06pt solid #d9d9e3"/>
    </style:style>
    <style:style style:name="T3" style:family="text">
      <style:text-properties officeooo:rsid="0085681b"/>
    </style:style>
    <style:style style:name="T4" style:family="text">
      <style:text-properties officeooo:rsid="008e150d"/>
    </style:style>
    <style:style style:name="T5" style:family="text">
      <style:text-properties officeooo:rsid="00a21e31"/>
    </style:style>
    <style:style style:name="T6" style:family="text">
      <style:text-properties officeooo:rsid="00aa3872"/>
    </style:style>
    <style:style style:name="T7" style:family="text">
      <style:text-properties officeooo:rsid="00aee3f2"/>
    </style:style>
    <style:style style:name="T8" style:family="text">
      <style:text-properties officeooo:rsid="00b35f1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egunta 1: ¿Qué es la detección de intrusos en redes (network intrusion detection)?</text:p>
      <text:p text:style-name="P3">Respuesta 1: La detección de intrusos en redes (network intrusion detection) es el proceso de monitorear y analizar el tráfico de red en busca de actividades sospechosas o maliciosas que puedan indicar un intento de intrusión o compromiso de seguridad.</text:p>
      <text:p text:style-name="P3"/>
      <text:p text:style-name="P3">Pregunta 2: ¿Cuál es el propósito de OpenVAS en la detección de intrusos en redes?</text:p>
      <text:p text:style-name="P3">Respuesta 2: OpenVAS (Open Vulnerability Assessment System) es una herramienta de escaneo de vulnerabilidades de código abierto. Se utiliza en la detección de intrusos en redes para identificar posibles vulnerabilidades en sistemas y aplicaciones que podrían ser explotadas por atacantes.</text:p>
      <text:p text:style-name="P3"/>
      <text:p text:style-name="P3">Pregunta 3: ¿Qué es Snort y cómo se utiliza en la detección de intrusos en redes?</text:p>
      <text:p text:style-name="P3">Respuesta 3: Snort es un Sistema de Detección de Intrusos de red (NIDS) de código abierto. Se utiliza en la detección de intrusos en redes para monitorear el tráfico de red en busca de patrones y firmas de ataques conocidos, generando alertas en caso de detección.</text:p>
      <text:p text:style-name="P3"/>
      <text:p text:style-name="P3">Pregunta 4: ¿Cuál es la diferencia entre un Sistema de Detección de Intrusos de red (NIDS) y un Sistema de Prevención de Intrusos de red (NIPS)?</text:p>
      <text:p text:style-name="P3">Respuesta 4: Un NIDS monitorea y detecta actividades sospechosas o maliciosas en el tráfico de red, generando alertas, mientras que un NIPS no solo detecta, sino que también toma medidas activas para prevenir y bloquear las intrusiones, como el bloqueo de direcciones IP o la modificación de las reglas de firewall.</text:p>
      <text:p text:style-name="P3"/>
      <text:p text:style-name="P3">Pregunta 5: ¿Cómo funciona Snort en la detección de intrusos en redes?</text:p>
      <text:p text:style-name="P3">Respuesta 5: Snort utiliza reglas y firmas para analizar el tráfico de red en busca de patrones que coincidan con ataques conocidos. También puede realizar análisis de protocolo y detección de anomalías para identificar comportamientos sospechosos.</text:p>
      <text:p text:style-name="P3"/>
      <text:p text:style-name="P3">Pregunta 6: ¿Cuáles son las fases principales de un ciclo de detección de intrusos en redes?</text:p>
      <text:p text:style-name="P3">Respuesta 6: Las fases principales de un ciclo de detección de intrusos en redes son la recolección de datos, el análisis de datos, la generación de alertas y la respuesta a incidentes. Estas fases se repiten de forma continua para mantener la seguridad de la red.</text:p>
      <text:p text:style-name="P3"/>
      <text:p text:style-name="P3">Pregunta 7: ¿Qué es una firma en el contexto de la detección de intrusos en redes?</text:p>
      <text:p text:style-name="P3"><text:soft-page-break/>Respuesta 7: En la detección de intrusos en redes, una firma es un patrón o conjunto de reglas que describe un ataque conocido. Las firmas se utilizan para identificar y detectar ataques específicos en el tráfico de red.</text:p>
      <text:p text:style-name="P3"/>
      <text:p text:style-name="P3">Pregunta 8: ¿Cuál es el propósito de la correlación de eventos en la detección de intrusos en redes?</text:p>
      <text:p text:style-name="P3">Respuesta 8: La correlación de eventos consiste en analizar múltiples eventos de seguridad y relacionarlos para identificar patrones o ataques más complejos. Ayuda a reducir las falsas alarmas y a detectar ataques que podrían pasar desapercibidos al analizar eventos individuales.</text:p>
      <text:p text:style-name="P3"/>
      <text:p text:style-name="P3">Pregunta 9: ¿Qué es un honeypot y cómo se utiliza en la detección de intrusos en redes?</text:p>
      <text:p text:style-name="P3">Respuesta 9: Un honeypot es un sistema o servicio diseñado para atraer y capturar a posibles atacantes. Se utiliza en la detección de intrusos en redes para recopilar información sobre las tácticas y técnicas utilizadas por los atacantes, y para estudiar y analizar sus comportamientos.</text:p>
      <text:p text:style-name="P3"/>
      <text:p text:style-name="P3">Pregunta 10: ¿Qué es la detección de anomalías en la detección de intrusos en redes?</text:p>
      <text:p text:style-name="P3">Respuesta 10: La detección de anomalías consiste en analizar el tráfico de red en busca de comportamientos o patrones inusuales que puedan indicar una actividad maliciosa. Se basa en el establecimiento de un comportamiento "normal" y la identificación de desviaciones significativas.</text:p>
      <text:p text:style-name="P3"/>
      <text:p text:style-name="P3">Pregunta 11: ¿Cuál es la importPregunta 11: ¿Cuál es la importancia de la actualización de las reglas de detección en Snort?</text:p>
      <text:p text:style-name="P3">Respuesta 11: La actualización regular de las reglas de detección en Snort es crucial para mantener su eficacia en la detección de intrusos. Las reglas se actualizan para incluir nuevas firmas y patrones de ataques conocidos, lo que permite detectar las últimas amenazas y vulnerabilidades.</text:p>
      <text:p text:style-name="P3"/>
      <text:p text:style-name="P3">Pregunta 12: ¿Qué es un ataque de denegación de servicio (DoS) y cómo puede detectarse en la red?</text:p>
      <text:p text:style-name="P3">Respuesta 12: Un ataque de denegación de servicio (DoS) tiene como objetivo inundar un sistema o red con tráfico malicioso para sobrecargarlo y hacerlo inaccesible. Puede detectarse en la red mediante la monitorización del tráfico entrante y saliente para identificar patrones de tráfico inusualmente alto o anormal.</text:p>
      <text:p text:style-name="P3"/>
      <text:p text:style-name="P3">Pregunta 13: ¿Cuáles son algunos desafíos comunes en la detección de intrusos en redes?</text:p>
      <text:p text:style-name="P3"><text:soft-page-break/>Respuesta 13: Algunos desafíos comunes en la detección de intrusos en redes incluyen el alto volumen de tráfico de red, las falsas alarmas, la ocultación de ataques mediante técnicas de evasión y la detección de ataques desconocidos o de día cero.</text:p>
      <text:p text:style-name="P3"/>
      <text:p text:style-name="P3">Pregunta 14: ¿Qué es la respuesta a incidentes en la detección de intrusos en redes?</text:p>
      <text:p text:style-name="P3">Respuesta 14: La respuesta a incidentes en la detección de intrusos en redes se refiere a la acción tomada una vez que se detecta un evento o actividad maliciosa. Esto puede incluir el bloqueo de direcciones IP, la notificación de incidentes a los administradores de seguridad, la recopilación de pruebas y la restauración de sistemas comprometidos.</text:p>
      <text:p text:style-name="P3"/>
      <text:p text:style-name="P3">Pregunta 15: ¿Cuáles son algunas otras herramientas populares de detección de intrusos en redes aparte de Snort y OpenVAS?</text:p>
      <text:p text:style-name="P3">Respuesta 15: Algunas otras herramientas populares de detección de intrusos en redes son Suricata, Bro (ahora conocido como Zeek), OSSEC, Security Onion y Cisco Firepower.</text:p>
      <text:p text:style-name="P3"/>
      <text:p text:style-name="P3">Pregunta 16: ¿Qué es la correlación de eventos en la detección de intrusos en redes?</text:p>
      <text:p text:style-name="P3">Respuesta 16: La correlación de eventos en la detección de intrusos en redes es el proceso de analizar y relacionar eventos de seguridad de diferentes fuentes para identificar patrones o comportamientos anómalos que puedan indicar una actividad maliciosa.</text:p>
      <text:p text:style-name="P3"/>
      <text:p text:style-name="P3">Pregunta 17: ¿Cuáles son algunos métodos de detección utilizados en la detección de intrusos en redes además de las firmas?</text:p>
      <text:p text:style-name="P3">Respuesta 17: Además de las firmas, se utilizan métodos como el análisis de comportamiento, la detección de anomalías, el análisis de protocolo y la inspección profunda de paquetes (DPI) para detectar intrusos en redes.</text:p>
      <text:p text:style-name="P3"/>
      <text:p text:style-name="P3">Pregunta 18: ¿Qué es un Sistema de Detección y Prevención de Intrusos en red (IDPS)?</text:p>
      <text:p text:style-name="P3">Respuesta 18: Un Sistema de Detección y Prevención de Intrusos en red (IDPS) es una solución que combina las capacidades de detección de intrusos en red (NIDS) y prevención de intrusos en red (NIPS). Proporciona tanto detección como respuesta activa para proteger la red contra amenazas.</text:p>
      <text:p text:style-name="P3"/>
      <text:p text:style-name="P3">Pregunta 19: ¿Cuál es el papel de la inteligencia de amenazas en la detección de intrusos en redes?</text:p>
      <text:p text:style-name="P3"><text:soft-page-break/>Respuesta 19: La inteligencia de amenazas proporciona información actualizada sobre las últimas amenazas, tácticas y técnicas utilizadas por los atacantes. Se utiliza en la detección de intrusos en redes para mejorar la eficacia de las reglas de detección y ayudar a identificar actividades maliciosas.</text:p>
      <text:p text:style-name="P3"/>
      <text:p text:style-name="P3">Pregunta 20: ¿Cuál es la importancia de la segmentación de red en la detección de intrusos?</text:p>
      <text:p text:style-name="P3">Respuesta 20: La segmentación de red ayuda a limitar el impacto de un posible ataque al dividir la red en segmentos más pequeños. Esto reduce el alcance de la detección de intrusos y facilita el monitoreo y la detección de actividades sospechosas en segmentos específicos de la r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rsid="006670ad" officeooo:paragraph-rsid="006670ad" style:font-style-asian="italic" style:font-style-complex="italic"/>
    </style:style>
    <style:style style:name="MP2" style:family="paragraph" style:parent-style-name="Header">
      <style:text-properties fo:font-style="italic" officeooo:rsid="0013b35d" officeooo:paragraph-rsid="001867df" style:font-style-asian="italic" style:font-style-complex="italic"/>
    </style:style>
    <style:style style:name="MP3" style:family="paragraph" style:parent-style-name="Footer">
      <style:paragraph-properties fo:text-align="end" style:justify-single-word="false"/>
    </style:style>
    <style:style style:name="MT1" style:family="text">
      <style:text-properties officeooo:rsid="00b35f1e"/>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2" text:anchor-type="char" svg:x="11.88cm" svg:y="-0.66cm" svg:width="5.054cm" svg:height="1.207cm" draw:z-index="3"><draw:image xlink:href="Pictures/10000001000001360000004A30263C5DB1AE7E44.png" xlink:type="simple" xlink:show="embed" xlink:actuate="onLoad" draw:mime-type="image/png"/></draw:frame><text:span text:style-name="MT1">Seguridad de red</text:span> </text:p>
        <text:p text:style-name="MP2">Network Intrusion Detection <text:s text:c="6"/></text:p>
      </style:header>
      <style:footer>
        <text:p text:style-name="MP3"><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0:04:41.848317391</meta:creation-date>
    <dc:date>2023-09-06T18:09:36.810218381</dc:date>
    <meta:editing-duration>PT10H57M45S</meta:editing-duration>
    <meta:editing-cycles>158</meta:editing-cycles>
    <meta:generator>LibreOffice/7.4.1.2$Linux_X86_64 LibreOffice_project/3c58a8f3a960df8bc8fd77b461821e42c061c5f0</meta:generator>
    <meta:document-statistic meta:table-count="0" meta:image-count="1" meta:object-count="0" meta:page-count="4" meta:paragraph-count="43" meta:word-count="1189" meta:character-count="7371" meta:non-whitespace-character-count="6217"/>
  </office:meta>
</office:document-meta>
</file>